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28d6" officeooo:paragraph-rsid="001628d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28d6" officeooo:paragraph-rsid="001628d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628d6" officeooo:paragraph-rsid="001628d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7d1e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9fa0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628d6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628d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751d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751d6" officeooo:paragraph-rsid="001751d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7d1e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628d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901df" officeooo:paragraph-rsid="001901d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9fa0a" officeooo:paragraph-rsid="0019fa0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a0aed" officeooo:paragraph-rsid="001a0ae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628d6"/>
    </style:style>
    <style:style style:name="T1" style:family="text">
      <style:text-properties fo:font-size="16pt" officeooo:rsid="001628d6" style:font-size-asian="16pt" style:font-size-complex="16pt"/>
    </style:style>
    <style:style style:name="T2" style:family="text">
      <style:text-properties fo:font-size="16pt" officeooo:rsid="0017d1e9" style:font-size-asian="16pt" style:font-size-complex="16pt"/>
    </style:style>
    <style:style style:name="T3" style:family="text">
      <style:text-properties fo:font-size="12pt" officeooo:rsid="001628d6" style:font-size-asian="12pt" style:font-size-complex="12pt"/>
    </style:style>
    <style:style style:name="T4" style:family="text">
      <style:text-properties style:font-size-asian="10.5pt"/>
    </style:style>
    <style:style style:name="T5" style:family="text">
      <style:text-properties officeooo:rsid="001628d6" style:font-size-asian="10.5pt"/>
    </style:style>
    <style:style style:name="T6" style:family="text">
      <style:text-properties officeooo:rsid="001751d6"/>
    </style:style>
    <style:style style:name="T7" style:family="text">
      <style:text-properties officeooo:rsid="0017d1e9"/>
    </style:style>
    <style:style style:name="T8" style:family="text">
      <style:text-properties officeooo:rsid="0019f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ils de développement</text:p>
      <text:p text:style-name="P1"/>
      <text:p text:style-name="P15"><text:span text:style-name="T2">E</text:span><text:span text:style-name="T1">xercice 3:</text:span></text:p>
      <text:p text:style-name="P6"><text:span text:style-name="T3">git url</text:span><text:span text:style-name="T1"> : </text:span><text:a xlink:type="simple" xlink:href="https://github.com/tthiot/TD-Ant-Ivy.gi" text:style-name="Internet_20_link" text:visited-style-name="Visited_20_Internet_20_Link"><text:span text:style-name="T4">https://github.com/tthiot/TD-Ant-Ivy.gi</text:span></text:a><text:a xlink:type="simple" xlink:href="https://github.com/tthiot/TD-Ant-Ivy.gi" text:style-name="Internet_20_link" text:visited-style-name="Visited_20_Internet_20_Link"><text:span text:style-name="T5">t</text:span></text:a></text:p>
      <text:p text:style-name="P2"/>
      <text:p text:style-name="P3"><text:span text:style-name="T7">E</text:span>xercice 4 :</text:p>
      <text:p text:style-name="P7">Le programme principal affiche à l'écran « standard message : hello ivy ! »</text:p>
      <text:p text:style-name="P8">puis « capitalized by <text:span text:style-name="T6">org.apache.commons.lang.WordUtils</text:span> : H<text:span text:style-name="T6">ello</text:span> <text:span text:style-name="T6">Ivy</text:span> ! »</text:p>
      <text:p text:style-name="P7"/>
      <text:p text:style-name="P3">Exercice 6 :</text:p>
      <text:p text:style-name="P10">« go » genère les dossier src et build puis compile et éxécute <text:s/>le main de Hello.java après avoir défini les chemin des librairies pour résoudre les dépendances.</text:p>
      <text:p text:style-name="P9">Le tag &lt;java&gt; sert à <text:span text:style-name="T7">éxécuter le code d'un fichier java</text:span></text:p>
      <text:p text:style-name="P9">Le tag &lt;javac&gt; sert a compiler les fichier depuis src pour les mettre les classes résultantes dans build</text:p>
      <text:p text:style-name="P11"/>
      <text:p text:style-name="P4">Exercice 7 :</text:p>
      <text:p text:style-name="P10"/>
      <text:p text:style-name="P10">&lt;target name="run" depends="go" description="run the program"&gt;</text:p>
      <text:p text:style-name="P10"/>
      <text:p text:style-name="P4">Exercice 8 :</text:p>
      <text:p text:style-name="P4"/>
      <text:p text:style-name="P12">Si on met « ivy : cachepatth en commentaire : </text:p>
      <text:p text:style-name="P12"/>
      <text:p text:style-name="P12">BUILD FAILED</text:p>
      <text:p text:style-name="P12">/promo2019/tthiot/outils_dev/TD5/ProjectIvy/build.xml:89: Reference lib.path.id not found.</text:p>
      <text:p text:style-name="P12"/>
      <text:p text:style-name="P12">Si on supprime classpathref de javac:</text:p>
      <text:p text:style-name="P12"/>
      <text:p text:style-name="P13">BUILD FAILED</text:p>
      <text:p text:style-name="P13">/promo2019/tthiot/outils_dev/TD5/ProjectIvy/build.xml:89: Compile failed; see the compiler error output for details.</text:p>
      <text:p text:style-name="P13"><text:s text:c="4"/>[javac] /promo2019/tthiot/outils_dev/TD5/ProjectIvy/src/example/Hello.java:4: error: package org.apache.commons.lang does not exist</text:p>
      <text:p text:style-name="P13"><text:s text:c="7"/>[javac] /promo2019/tthiot/outils_dev/TD5/ProjectIvy/src/example/Hello.java:11: error: cannot find symbol</text:p>
      <text:p text:style-name="P13"><text:s text:c="4"/>[javac] /promo2019/tthiot/outils_dev/TD5/ProjectIvy/src/example/Hello.java:11: error: cannot find symbol</text:p>
      <text:p text:style-name="P13"/>
      <text:p text:style-name="P13">On en deduit que le tag &lt;ivy:cachepath&gt; sert à résoudre les dépendances.</text:p>
      <text:p text:style-name="P13"/>
      <text:p text:style-name="P5">Exercice <text:span text:style-name="T8">10</text:span> :</text:p>
      <text:p text:style-name="P5"/>
      <text:p text:style-name="P13">On ajoute à ivy.xml :</text:p>
      <text:p text:style-name="P13">&lt;dependency org="commons-lang" name="commons-lang" rev="2.1"&gt;</text:p>
      <text:p text:style-name="P13"><text:tab/>&lt;artifact name="commons-lang" type="jar"/&gt;</text:p>
      <text:p text:style-name="P13">&lt;/dependency&gt;</text:p>
      <text:p text:style-name="P13"/>
      <text:p text:style-name="P14"><text:soft-page-break/><text:tab/>---------------------------------------------------------------------</text:p>
      <text:p text:style-name="P14"><text:tab/>| <text:s text:c="17"/>| <text:s text:c="11"/>modules <text:s text:c="11"/>|| <text:s text:c="2"/>artifacts <text:s text:c="2"/>|</text:p>
      <text:p text:style-name="P14"><text:tab/>| <text:s text:c="6"/>conf <text:s text:c="6"/>| number| search|dwnlded|evicted|| number|dwnlded|</text:p>
      <text:p text:style-name="P14"><text:tab/>---------------------------------------------------------------------</text:p>
      <text:p text:style-name="P14"><text:tab/>| <text:s text:c="5"/>default <text:s text:c="4"/>| <text:s text:c="2"/>6 <text:s text:c="2"/>| <text:s text:c="2"/>5 <text:s text:c="2"/>| <text:s text:c="2"/>0 <text:s text:c="2"/>| <text:s text:c="2"/>0 <text:s text:c="2"/>|| <text:s text:c="2"/>6 <text:s text:c="2"/>| <text:s text:c="2"/>5 <text:s text:c="2"/>|</text:p>
      <text:p text:style-name="P14"><text:tab/>---------------------------------------------------------------------</text:p>
      <text:p text:style-name="P14">donc ant a téléchargé <text:s/>5 artefacts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ot Thierry-Philippe</meta:initial-creator>
    <meta:creation-date>2017-04-05T09:43:19.106924508</meta:creation-date>
    <dc:date>2017-04-05T10:50:08.107260211</dc:date>
    <dc:creator>Thiot Thierry-Philippe</dc:creator>
    <meta:editing-duration>PT5M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5" meta:word-count="227" meta:character-count="2005" meta:non-whitespace-character-count="1700"/>
  </office:meta>
</office:document-meta>
</file>